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0067ad" draw:shadow="hidden"/>
    </style:style>
    <style:style style:name="gr2" style:family="graphic" style:parent-style-name="standard">
      <style:graphic-properties draw:stroke="none" draw:fill="solid" draw:fill-color="#6e6f70" draw:shadow="hidden"/>
    </style:style>
    <style:style style:name="gr3" style:family="graphic" style:parent-style-name="standard">
      <style:graphic-properties draw:stroke="none" draw:fill="solid" draw:fill-color="#004889" draw:shadow="hidden"/>
    </style:style>
    <style:style style:name="gr4" style:family="graphic" style:parent-style-name="standard">
      <style:graphic-properties draw:stroke="none" draw:fill="solid" draw:fill-color="#ffffff" draw:shadow="hidden"/>
    </style:style>
    <style:style style:name="P1" style:family="paragraph">
      <loext:graphic-properties draw:fill="solid" draw:fill-color="#0067ad"/>
    </style:style>
    <style:style style:name="P2" style:family="paragraph">
      <loext:graphic-properties draw:fill="solid" draw:fill-color="#6e6f70"/>
    </style:style>
    <style:style style:name="P3" style:family="paragraph">
      <loext:graphic-properties draw:fill="solid" draw:fill-color="#004889"/>
    </style:style>
    <style:style style:name="P4" style:family="paragraph">
      <loext:graphic-properties draw:fill="solid" draw:fill-color="#ffffff"/>
    </style:style>
  </office:automatic-styles>
  <office:body>
    <office:drawing>
      <draw:page draw:name="page1" draw:style-name="dp1" draw:master-page-name="Обычный">
        <draw:g>
          <draw:path draw:style-name="gr1" draw:text-style-name="P1" draw:layer="layout" svg:width="12.837cm" svg:height="12.363cm" svg:x="4.333cm" svg:y="7.866cm" svg:viewBox="0 0 12838 12364" svg:d="M6426 0c2201 0 4157 1132 5310 2904 537 820 913 1790 1053 2836 45 329 49 689 49 1028 0 1487-537 3070-1401 3850-1170 1060-2539 1885-4943 1727-1347-90-2603-311-3615-735-167-72-294-248-448-329-140-77-307-54-433-136-479-320-868-707-1126-1185-483-889-804-1835-867-3192-32-717 99-1403 284-2047 778-2710 3272-4721 6137-4721z">
            <text:p/>
          </draw:path>
          <draw:path draw:style-name="gr2" draw:text-style-name="P2" draw:layer="layout" svg:width="16.999cm" svg:height="13.967cm" svg:x="2.25cm" svg:y="7.582cm" svg:viewBox="0 0 17000 13968" svg:d="M12045 4265c-9-31 32-13 32-36-109-99-150-257-290-320 109-144 104-252-58-325 149 9 158-202 18-126-32-36 31-36 22-81-244 59-31 311-158 433-158-50-86-383-280-365-5-320-154 67-249 112-85 41-140 18-185 118-72 153-176 216-230 315 158-94 402-99 574-9 108 54 415 172 348 266-41 63-163-104-208-131-172-94-443-4-633-58-5 58 72 122 68 207-54 14-59-27-109-18 41 50 77 172 23 239-36-72-36-167-63-270-86 13-23 112-27 180-82 32-145 45-208 77 171 180-177 360-181 121 50-36 72 23 108 27 23-49-13-121-67-126-32-40 27-58 31-90-90-81-113 68-90 131-27 27-59-41-91-23-4 5-76 316-176 190-49-64 59-145 0-239-49 4-18 90-49 108-64 4-28-86-82-86-50 23 14 68 9 108-72 68-113 41-208 59-203 41-257 311-583 185-67-23-131-122-140-144-171-478 647-596 737-911 45-18 36 13 86 9-54-81-127-135-9-199-59-18-50-112-59-157-77 90-77 225-167 315-50 50-131 63-181 122-104 126-163 230-285 316-58 36-162 31-198 90-55 81 72 171-23 225-41 0-23-63-36-90-136 14-240 18-389 9 100-117 253-104-9-135-167-23-425-275-497-356 163 63 420 184 628 157 199-27-131-54-181-58-189-32-348-117-406-257 153 54 271 189 488 149-118-118-190-91-222-280-9-54-63-234-135-266-27-9-167-54-208-41-127 41 13 244 9 330-9 90-68 220-68 293-13 230 312 360 466 455-199 50-561-428-407 32 68 207 425 491 709 464 104-9 276-149 357-131 37 9 73 90 131 108 104 36 294 41 385 50 248 32 723 23 1003 14 217-14 452-46 483-230 9-55-68-230-9-298 68-77 371 162 167 239-45 4 0-77-27-90-167 45-27 185-49 288-14 18-68 0-82 18 32 280 497 104 624-49 36-41 68-226 99-235 45-18 154 118 149 158-212 5-271 343-474 325 9 76-23 126 50 167 58-32 67-122 108-176 36 45 68 153 0 198 145 81 208-162 298-230 59 374-370 311-547 474-9 184 104 85 208 72 217-32 488 76 497 315-524-469-854 393-1387 433-276 23-569-72-773-176 299-9 592 136 864 100 320-46 601-591 393-889-46 86 0 320-158 185-28 68 58 77 99 99-14 91-32 172-77 230-32-22-45-58-41-112-167 27-22-235-108-226-41 5-59 86-41 140-113-68-185 162-217-81-198 67-117 410-397 415-32-77 144-100 140-158-5-36-95-50-100-68-36-81 163-297 28-365-154-81-154 185-357 185 13-86 135-63 113-185-123 90-299 18-380 117-54 68 18 181-109 167 5-54 55-63 50-126-68-14-68 45-126 40-14-40-9-94-23-130-194 63-267 121-456 189 45-72 140-86 171-171-135 36-135 4-280-36-77-23-99-145-149-109-95 63 149 190 190 194-122 18-258-36-325-108-14 86 63 271-123 230 5 54 55 68 64 117 158-95 298 113 452 158 212 59 849-77 528 198-126 104-483 393-673 248-99 50-145 145-258 176 145 135-235 144-131 280 73 94 240-248 308-271 81-22 158 50 239 63 307 41 484-311 651-396 41 45-27 94 0 126 77-18 108-77 131-144 185-10 244 99 407 108 18 13 18 45 27 67 158-76 438 54 682-18 213-63 366-270 565-306 334-68 524 54 741 216 86 63 212 1105-520 1087-104 0-411-77-465-325 0 0 244 230 380 239 813 50 569-798 537-870-40-81-158-198-235-189-40 4-131 202-167 67-13-49 95-113-22-126-86-14-272 59-326 86-190 99-217 441-239 644-36-9-27-72-50-99-99 0-99-113-86-167-145 113-9 320-22 469-136 0-37-167-127-153-50 4-36 117-59 140-31 31-217 103-248 108-384 77-683-144-755-419-23-95 14-176-41-176-67-5 23 185 23 225-5 72-68 59-50 163 23 135 217 369 393 396 41 5 82-18 122-9 41 9 32 41 59 50 72 27 222-5 258-9 13-5 185-144 239-90 41 40-54 67-49 108 9 99 162 36 126 140 81-190 258 175 226-91 18-18 59-9 90-9 27 37-27 59 0 91 285-14 719-244 764 126-99-23-172 58-307 31-18 113 68 82 176 109 90 22 131 121 181 108 40-14-54-158-41-199 86 95 452-67 547 41 50 59-18 194-72 207-109 32-312-67-403 9 77 82 122 289 235 307 14 5 59-41 59-41 163-13 86 271 0 357-95-127-388-307-465-41-131 5-231 32-344 14-104 378-158-226-280-289-23 23 18 117-41 149-40-9-9-90-27-117-95 63-275 49-388 36 108-113 226-91 316-149 158-90 221-343 398-401 49-18 117 4 108-41-13-90-172-95-235-32-72 73-68 199-172 266-81 59-230 118-316 158-27 18-90 72-108 72-59-4-159-216-217-40-23 63 117 230-32 239 27 40 72 58 140 58-9 32 9 36 9 59 172 14 222-117 348-99 181 27 45 297-68 338-257 86-402 365-555 86 22 108 85 216 198 198 82-13 163-153 249-167 59-9 194 36 253-9 72-49 23-212 99-221 46 0 100 203-18 172 68 9 258 157 190 266-32 45-574 99-614 108-995 171-1727 559-2626 852-90 27-389 194-456 144-18-9-77-171-77-167 0-63 181-144 18-166-95-14-244 139-339 189-276 135-497 261-782 352-86 31-262 189-307 171-77-36-41-374-108-406-50 126 36 293 40 424 0 81-54 216 50 248 117 36 221-86 375-23-140 64-529 176-732 212-104 14-267 36-240-112-99 63 18 509-226 396-22-9-36-31-40-49-59-208 86-595-9-762-59-104-371-153-457-176-58-18-131-5-149-32-36-67 145-211 100-166 226-230 501-550 763-780 32-27 136-54 168-82 131-94 366-509 515-491 153 18 298 311 357 464 99-18 18-103 40-157 23-59 172-68 149-172-45-22-45 32-90 32 14-90-72-162 0-217 118-90 506 36 565-81 77-144-190-58-199-58-63 4-244-54-285-109-40-49-122-202-81-248 68-76 579-189 714-225 466-117 737-410 899-803-153-36-72 203-217 217 28-208-31-108-126-18-258 248-691 221-1207 302-320 45-506 140-813 126-303-13-646-54-691-356-28-171 81-239 117-415 59 9 81 9 140 0 14 23 5 77 18 99 235 54 199-139 41-117-9-54 95-72 108-144-149 68-479 135-474-81 0-275 497-140 682-158-135-14-384-86-538-108-117-23-207-9-149-158 9-27 73-45 100-99 36-81-18-145 68-158 113-18 298 104 447 36 36-14 126-72 99-117-22-36-63 22-108 18-122 0-271-72-475-18-397 112-732-316-235-631 326-212 425-307 619-654 68-122 46-176 217-158 104 14 222-27 240 108 50 18 63-40 99-9-27 86-58 95-58 167 0 153 311 216 334 117 14-49-90-49-118-108-22-41 19-41 0-59-27-22-207-58-99-157 167-149 420 297 547 279-140-203-348-329-615-397 443-243 543 393 872 424-81-72 131-203-49-158-32-31 31-18 18-58-249-9-95-307-366-298 248-113 0-149-190-158 149-135 461 27 596 59-216-225-768-216-1188-149-587 99-172-478-99-798 49-221-18-442 49-672 91-320 497-550 732-744 258-207 872 59 1121 172 145 63 172 266 208 482 4 27 63 95 68 131 13 54-50 113-41 225 14 113 240 321 298 275 9-9 9-315-126-248 0-99-59-76-64-126 0-103 136-103 150-167 36-148-113-527-226-613-27-18-86-18-100-49-9-18 9-54 0-68-63-86-452-230-673-230-81 0-203 9-280-9-86-23-118-122-176-140-118-31-132-81-10-248 109-144 344-248 534-275 411-63 1093-167 1554-76 583 108 1211 221 1794 482 669 302 1098 902 1288 1650 77 298 190 537 249 821 4 18 325 1492 27 1645 117-640-23-1384-68-1420zM12045 4265zM8913 2516c136-59 235-203 208-383-9 0-13-14-27-9-9 184-99 284-181 392zM8913 2516zM9085 2674c118-63 176-185 208-334-14 0-14-14-32-9-40 131-117 230-176 343zM9085 2674zM10025 3129c-32 45-366 216-339 257 54 77 461-248 488-298 95-157 63-527-22-590-14 266 9 428-127 631zM10025 3129zM9184 2944c109-76 217-257 177-415-68 127-86 307-177 415zM9184 2944zM9370 3012c49 13 54-81 22-90-18 18-49 58-22 90zM9370 3012zM11390 2931c22 162 149-41 0 0zM11390 2931zM10798 3030c18 113-127 67-167 90 0 81 67 86 126 59 41 54-54 94 0 130 95-85 244-166 217-338-90-9-81 104-176 59zM10798 3030zM11105 3102c-23-9-32-32-59-32-49 154-122 253-108 388 18 190 253-144 257-149 91-121 73-166-63-257 0 23-9 41-27 50zM11105 3102zM9022 3557c144-4 447-383 330-478-46 226-208 330-330 478zM9022 3557zM11589 3300c49 9 45-58 81-31 9 58-131 49-109 117 9 36 240-99 217-167-27-72-185 77-199-9-9-45 141-67 118-122-212-9-258 122-108 212zM11589 3300zM9171 3792c226 0 407-298 330-505-59 221-167 388-330 505zM9171 3792zM9785 3526c118-77 321-194 475-90-81-194-420-41-475 90zM9785 3526zM10341 3715c-40 140-262 104-366 185 167 32 628 198 692-50 31-117-23-351-136-356-50 81-68 275-190 221zM10341 3715zM9767 3742c131-49 267-225 434-117-99-198-370-14-434 117zM9767 3742zM9022 4522c104-135 298-315 479-149-95-243-497-22-479 149zM9022 4522zM9062 4563c-90 216 348-99 122-68-9 0-117 63-122 68zM9062 4563zM9284 4603c0 41 95 18 95-9-32 0-77-9-95 9zM9284 4603zM6369 5208c-68-55-185-55-257-100-59 181 140 181 257 100zM6369 5208zM11006 5144c72 199 162-49 0 0zM11006 5144zM9103 5442c41-50 63-158 41-234-131 4-72 153-41 234zM9103 5442zM8787 5334c40 18 68 49 108 67 0-54-95-148-108-67zM8787 5334zM5963 6303c-10-86-41-239-118-288 14 81 32 243 118 288zM5963 6303zM10640 6700c-195 86-579 86-475-230-13 0-23 0-32 0-167 320 394 555 507 230zM10640 6700zM5637 6619c104 4 204 108 298 121 28-135-257-293-298-121zM5637 6619zM9917 6718c-5-32-9-59-41-59 4 27 0 68 41 59zM9917 6718zM10509 7088c-245-23-470-149-592-329 18 248 347 491 592 329zM10509 7088zM10359 6997c64-4 145 46 208 0 18 32 0 32 14 73 77-54 135-217 36-275 0 193-176 108-258 202zM10359 6997zM8222 7146c72 5 154-103 117-212-9 0-18 0-27 0 0 82-58 140-90 212zM8222 7146zM8073 8706c9 0-222 63-217 113 0 18 41 50 90 36 118-31 299-153 466-149-5 185 153 72 235 41 27 49-59 63-9 72 40 50 95-99 199-50 13-18 13-49 27-63 217 41 415-176 664-158 4 0 36 41 41 41 81 18 307-140 316-176 23-76-50-94-77-171 54-18 95-54 109-117-538 189-1293 460-1844 581zM8073 8706zM10174 8305c27 5 27-18 59-14 31 14 0 86 50 82 22-36 13-77 18-149-55 13-100 36-127 81zM10174 8305zM7052 8463c144 36 325 27 429-50 13 9 18 32 27 50 59-36 149 27 167-41-167-76-506-27-623 41zM7052 8463zM9908 8490c40 4 158 4 176-50-41-58-181-27-176 50zM9908 8490zM10242 8512c-222-202-77 271 0 0zM10242 8512zM10260 8512c113-13 14-112 0 0zM10260 8512zM7183 8670c95 9 235 50 284-72 73 18 118-31 199 0-59-68-565-95-483 72zM7183 8670zM7359 9103c22-77 41-140-86-108-36 18 23 27 9 58-99 86-126 46-248 9-41 86-82 176 58 181-13 99-162 113-117 234 108-54 149-149 284-158 59 95 9 208 73 271 117-99-5-383 27-487zM7359 9103zM6577 9144c41 67 32 184 149 175-27-58-99-103-59-175-31-18-72-5-90 0zM6577 9144zM5863 9775c32 0 235-68 208-126-23-64-136 58-185 58-131 0-204-162-357-180 45 86 203 248 334 248zM5863 9775zM6161 9527c-176 9-4 176 0 0zM6161 9527zM6211 9775c18-32 5-72 0-90-9 0-18 0-32 0-9 40-9 81 32 90zM6211 9775zM5678 10023c4-18 27-18 18-50-95 14-104-63-190-58 27 67 109 76 172 108zM5678 10023zM5054 10320c73 217 294 36 353-72-113 5-217 63-353 72zM5054 10320zM5470 10911c0-32 18-68-23-77-22 14-36 91 23 77zM5470 10911zM11213 3625c59 0 122-81 141-158-14 0-23 0-32 0-23 68-81 95-109 158zM11213 3625zM10499 7313c0-36 0 41 0 0zM10499 7313zM8132 8729c40 9 4-32 0 0zM8132 8729zM12293 9500c118-5 0-221 91-230 50-5 54 126 45 171-18 99-131 244-167 316-127-217-118 248-176 333-131 190-660 5-922-18-411-31-1040 27-1478 91-800 108-1478 360-2169 541-217 58-420 175-624 266-180 85-406 261-583 297-117 23-307-9-316-40-9-36 249-122 298-145 82-45 403-157 226-270-117-72-311 40-456-27-86-41-14-86 68-108 58-18 221-104 289-100 117 5 90 36 199-31 253-153 587-244 813-406 86 171 82 266 285 158 176-90 416-149 574-208 506-171 980-468 1568-572 379-68 745-244 1197-266 122-5 276-63 335 18 31-149 167-59 99 72 63-72 54-239 50-329 108-41 31 81 99 99 91 32 217-126 231 50 40-45-9-122 18-185 49 90 95 131 190 49 4 23 13 82 58 100-49-271 249-176 226 9-4 63-108 252-68 365zM12293 9500zM11254 9649c72-14 172-104 136-158-50 49-104 94-136 158zM11254 9649zM11453 9757c59 207 307 76 285-131-14 0-14-9-32-9-23 126-117 140-253 140zM11453 9757zM11905 9933c-36 36-118-32-136 22 45 0 109 181 186 149 85-41 90-347 22-406-77 27-113 149-72 235zM11905 9933zM11905 9856c0-41 0 36 0 0zM11905 9856zM11354 6425c-204 122-226 735 131 744 352 9 339-72 420-208-190 64-366 136-551-81-190-212 0-455 0-455zM11354 6425zM11385 6713c14 100 244 199 303 64 59-131 23-140-14-190-4 81-4 158-113 199-113 40-176-73-176-73zM11385 6713zM15660 10334c-4 27 50-9 90-18 77-23 204-36 317-27 321 22 601 261 931 167 0 4 4 9 0 13 0 23-46 54-73 77-95 76-226 158-357 207-180 59-415 68-628 122-185 50-330 167-483 279-443 321-782 681-1157 1105-109 126-222 266-357 406-113 108-253 325-416 293-50-9-18-216 100-347 149-172 560-510 908-821 325-288 565-482 556-721-14-316-543-460-561-591 73-54 149-104 226-153 140-95 280-194 430-253 329-126 732-117 1075-284-126 248-357 402-601 546zM15660 10334zM13143 12638c54 104 68 221 307 311-36-347 502-685 963-1114 303-279 669-532 623-721-27-108-311 90-668 473-398 429-701 695-1225 1051zM13143 12638zM14119 10131c-54-81-131-194-212-194-86 5-181 158-253 244-823 969-1998 1668-3417 2020-533 130-1116 229-1744 229-1247 0-2345-338-3186-757-741-370-1455-879-1965-1492-64-77-199-320-303-235-54 45-100 99-140 153-502-942-787-2024-787-3183 0-3661 2870-6632 6404-6632 3533 0 6403 2971 6403 6632 0 1173-289 2264-800 3215zM14119 10131zM14232 10293c-27-36-50-67-77-103l-9-14c118-212 222-433 312-658 334-821 506-1695 506-2602 0-901-172-1776-506-2597-325-793-791-1510-1378-2123-597-613-1288-1096-2056-1430-791-347-1636-527-2508-527-868 0-1713 180-2508 527-768 334-1455 817-2052 1430-592 613-1057 1330-1383 2123-334 821-506 1696-506 2597 0 907 172 1781 506 2602 91 216 186 424 294 622-27 41-54 81-81 122-538-988-841-2128-841-3341 0-3760 2942-6808 6571-6808 3628 0 6575 3048 6575 6808 0 1226-312 2376-859 3372zM14232 10293zM14738 10726c-190-104-312-203-429-338 135-248 262-505 370-771 348-852 525-1758 525-2696s-177-1840-525-2696c-338-821-817-1565-1432-2201-619-635-1333-1131-2128-1483-823-361-1700-541-2603-541-904 0-1776 180-2603 541-796 352-1509 848-2129 1483-610 636-1093 1380-1428 2201-347 856-528 1758-528 2696s181 1844 528 2696c104 257 222 505 357 748-67 95-144 181-248 253-203 135-456 162-493 428 46-22 113 0 168 27 117 54 216 167 316 257 303 284 578 604 886 852 1278 1006 2896 1786 5169 1786 2214 0 3895-785 5161-1795 312-252 583-581 876-861 100-90 226-212 335-248 45-18 104-36 140-18-9-185-163-257-285-320zM14738 10726zM1340 10329c4 27-50-4-91-18-76-18-203-36-316-27-321 27-601 262-931 172-13 22 41 63 72 90 95 76 226 158 357 203 181 63 416 67 629 126 185 50 329 162 483 275 443 325 782 685 1157 1109 108 126 221 266 357 401 113 113 253 330 416 298 49-9 18-216-100-347-149-172-560-510-908-821-325-288-565-482-556-721 14-316 515-447 606-568-73-54-195-131-272-181-140-90-280-189-429-248-330-126-732-117-1075-288 131 252 357 406 601 545zM1340 10329zM4015 11700c117-162 276-225 438-113 163 113 158 275 45 442-122 172-280 235-442 117-163-112-154-279-41-446zM4015 11700zM4394 11971l19-27c99-145 90-226-5-294-95-63-185-40-285 100l-18 27c-113 162-95 248-4 311 90 63 181 45 293-117zM4394 11971zM4526 12124c94-162 207-199 338-122 55 32 95 72 122 104l-49 54c-36-36-68-68-109-90-72-41-126-36-203 99l-9 13c-77 136-63 194 9 235 50 27 86 36 140 41l-23 72c-40-5-99-14-158-50-131-77-153-198-58-356zM4526 12124zM5208 12791l-91-45 104-212-189-95-109 212-90-45 235-478 95 45-100 199 190 95 99-199 95 45zM5208 12791zM5425 12602c68-172 190-226 325-172 131 55 181 176 113 343s-185 226-321 171c-135-54-180-180-117-342zM5425 12602zM5759 12742l5-14c58-144 36-198-41-230-81-31-136-9-194 131l-5 13c-59 145-31 208 45 235 73 31 136 4 190-135zM5759 12742zM6048 12557l199 63c104 31 167 94 136 189-23 77-86 81-136 81 45 23 104 77 77 158-32 99-122 117-230 81l-208-67zM6048 12557zM6098 13057c68 23 109 9 127-49 22-64 0-91-73-113l-95-27-54 162zM6098 13057zM6170 12832c64 22 95 18 113-41h5c18-58-9-86-81-108l-82-27-50 149zM6170 12832zM6758 12926c13-49 0-94-68-112-54-9-113-9-176-5v-76c54-5 122-9 199 9 131 31 171 103 135 243l-59 243c-9 28 0 37 23 41l23 5-5 45c-13 9-36 9-68 4-18-4-36-13-49-22l-27-68-59 41c-23 4-59 4-100-5-85-22-153-81-126-189 27-109 99-131 248-113l95 14zM6758 12926zM6731 13035l-91-9c-85-14-122 0-140 67v9c-18 59 9 90 73 108 54 14 94 0 117-18zM6731 13035zM7350 13418l-100-18 37-230-208-36-41 230-104-18 90-523 104 18-40 221 212 36 36-221 104 18zM7350 13418zM7806 12935l204 14c113 9 189 54 180 153-4 81-63 99-113 113 50 9 118 50 113 131-9 108-90 144-208 135l-212-14zM7806 12935zM7973 13413c73 5 109-18 109-81h4c0-63-27-85-99-90l-99-4-14 166zM7973 13413zM7987 13179c72 4 99-14 104-72 4-59-27-81-104-86l-86-4-9 153zM7987 13179zM8547 13431h104l-9-478-108 5v-45l153-77h59l14 591h104v63l-317 9zM8547 13431zM8954 12985c-9-95 63-176 203-189 149-14 222 58 231 144 0 45-9 77-32 113l-95 49c95 27 181 63 190 172 9 108-77 193-235 207-167 14-257-54-266-158-5-58 18-99 49-131l95-49c-77-27-135-72-140-158zM8954 12985zM9053 13301v13c5 72 59 108 154 99s136-54 131-121v-18c-9-59-59-73-199-113-67 45-90 81-86 140zM9053 13301zM9288 12958v-9c-4-54-36-86-126-77-81 5-104 45-100 99v5c5 63 46 86 154 113 63-45 77-77 72-131zM9288 12958zM9510 13107c-32-199 27-352 208-379 176-32 284 95 316 289 36 211-27 356-208 387-176 32-280-94-316-297zM9510 13107zM9926 13048l-9-36c-28-167-82-225-190-207-104 18-136 90-109 261l9 36c32 190 86 248 190 230s140-90 109-284zM9926 13048zM10156 13301l5-73c63 10 103 14 171-4 104-23 140-68 122-149l-4-9c-23-85-77-104-190-76l-54 13-18-68 45-13c117-27 149-68 131-140v-9c-18-72-63-86-158-63-59 14-91 32-145 63l-27-68c32-22 86-58 172-76 153-36 239 18 262 113 22 85-18 139-109 180 109-5 181 31 208 131 27 112-45 207-194 243-99 23-172 14-217 5zM10156 13301zM11141 12575l-212 72 144 428-95 36-171-505 307-103zM11141 12575zM11232 12746c-68-171-19-293 113-347 131-59 253-5 320 162 73 167 27 293-108 347-131 59-253 0-325-162zM11232 12746zM11570 12615l-4-18c-59-144-118-162-194-130-77 31-100 85-46 225l9 13c59 145 122 167 195 140 72-31 99-94 40-230zM11570 12615zM11896 12746l45 122-72 36-91-180 55-28c-9-85-14-162-113-365l-41-72 307-153 208 410 68-36 77 189-77 36-59-112zM11896 12746zM12104 12561l-172-342-131 67 18 36c77 149 95 253 104 329zM12104 12561zM12488 12412l-430-342 91-59 253 212 99 122-49-149-73-320 82-50 153 722-86 49zM12488 12412zM2632 11583c-357-383-642-582-669-469-45 189 321 437 624 717 461 433 999 771 962 1118 240-90 254-207 308-311-524-356-827-622-1225-1055z">
            <text:p/>
          </draw:path>
          <draw:path draw:style-name="gr3" draw:text-style-name="P3" draw:layer="layout" svg:width="16.999cm" svg:height="4.188cm" svg:x="2.25cm" svg:y="17.361cm" svg:viewBox="0 0 17000 4189" svg:d="M15660 546c-4 27 50-9 90-18 77-19 204-37 317-28 321 23 601 262 931 167 0 5 4 9 0 14 0 22-46 54-73 76-95 77-226 163-357 208-180 58-415 67-628 131-185 45-330 162-483 275-443 320-782 680-1157 1109-109 122-222 261-357 401-113 113-253 329-416 298-50-9-18-217 100-352 149-167 560-510 908-821 325-284 565-482 556-721-14-316-543-464-561-595 73-54 149-104 226-153 140-95 280-194 430-253 329-122 732-117 1075-284-126 252-357 401-601 546zM15660 546zM2786 473c27-40 54-81 81-117l32-40c40-59 86-113 140-154 104-90 239 158 303 230 510 613 1224 1127 1965 1497 841 419 1939 758 3186 758 628 4 1211-100 1744-230 1419-352 2594-1051 3417-2025 72-85 167-239 253-239 81-4 158 109 212 194l27 41 9 13c27 36 50 72 77 104l77 95c117 135 239 239 429 338 122 63 276 140 285 324-36-18-95 5-140 18-109 37-235 163-335 253-293 275-564 604-876 857-1266 1014-2947 1799-5161 1799-2273 0-3891-780-5169-1790-308-244-583-568-886-848-100-95-199-207-316-262-55-27-122-45-168-27 37-270 290-293 493-432 104-68 181-158 248-253zM2786 473zM13143 2859c54 103 68 216 307 311-36-352 502-690 963-1119 303-279 669-527 623-721-27-108-311 90-668 473-398 429-701 699-1225 1056zM13143 2859zM1340 541c4 27-50-4-91-18-76-18-203-32-316-27-321 27-601 266-931 171-13 27 41 63 72 90 95 77 226 158 357 203 181 63 416 72 629 131 185 50 329 167 483 280 443 320 782 680 1157 1104 108 127 221 266 357 402 113 112 253 333 416 302 49-9 18-221-100-352-149-171-560-510-908-821-325-288-565-482-556-721 14-320 515-451 606-573-73-54-195-126-272-180-140-90-280-189-429-248-330-126-732-117-1075-284 131 248 357 401 601 541zM1340 541zM4015 1916c117-162 276-225 438-113 163 113 158 280 45 442-122 172-280 235-442 122-163-117-154-284-41-451zM4015 1916zM4394 2187l19-27c99-145 90-226-5-293-95-64-185-41-285 103l-18 27c-113 158-95 244-4 307 90 68 181 45 293-117zM4394 2187zM4526 2340c94-162 207-198 338-122 55 32 95 72 122 104l-49 54c-36-36-68-63-109-90-72-41-126-36-203 99l-9 14c-77 135-63 193 9 239 50 27 86 31 140 40l-23 68c-40 0-99-14-158-50-131-72-153-198-58-356zM4526 2340zM5208 3007l-91-45 104-212-189-94-109 212-90-46 235-477 95 45-100 198 190 95 99-199 95 45zM5208 3007zM5425 2818c68-171 190-226 325-171 131 54 181 175 113 342-68 172-185 230-321 176-135-59-180-185-117-347zM5425 2818zM5759 2962l5-18c58-144 36-198-41-230-81-31-136-9-194 131l-5 18c-59 140-31 203 45 234 73 28 136 0 190-135zM5759 2962zM6048 2773l199 63c104 36 167 95 136 194-23 72-86 81-136 76 45 28 104 86 77 163-32 99-122 117-230 81l-208-68zM6048 2773zM6098 3278c68 22 109 9 127-50 22-58 0-90-73-112l-95-32-54 167zM6098 3278zM6170 3052c64 18 95 14 113-45h5c18-58-9-81-81-108l-82-27-50 149zM6170 3052zM6758 3152c13-59 0-100-68-118-54-13-113-13-176-9v-72c54-9 122-13 199 5 131 31 171 103 135 248l-59 243c-9 27 0 36 23 41l23 9-5 45c-13 4-36 9-68 0-18-5-36-14-49-18l-27-68-59 36c-23 5-59 5-100-4-85-23-153-81-126-190 27-103 99-130 248-108l95 9zM6758 3152zM6731 3260l-91-14c-85-13-122 5-140 68v9c-18 59 9 95 73 108 54 14 94 0 117-18zM6731 3260zM7350 3639l-100-19 37-229-208-37-41 230-104-13 90-532 104 18-40 225 212 36 36-225 104 18zM7350 3639zM7806 3156l204 18c113 5 189 50 180 149-4 81-63 104-113 113 50 13 118 49 113 135-9 104-90 140-208 131l-212-14zM7806 3156zM7973 3634c73 5 109-18 109-77l4-4c0-63-27-86-99-90l-99-5-14 171zM7973 3634zM7987 3400c72 4 99-9 104-68v-5c4-58-27-76-104-85l-86-5-9 154zM7987 3400zM8547 3652h104l-9-473h-108v-45l153-82h59l14 596h104v67l-317 5zM8547 3652zM8954 3206c-9-100 63-181 203-190 149-13 222 54 231 145 0 45-9 81-32 112l-95 54c95 23 181 59 190 167s-77 194-235 208c-167 18-257-50-266-158-5-59 18-99 49-131l95-50c-77-27-135-72-140-157zM8954 3206zM9053 3521v14c5 76 59 108 154 99s136-54 131-122v-13c-9-63-59-77-199-117-67 45-90 85-86 139zM9053 3521zM9288 3179v-5c-4-63-36-95-126-86-81 9-104 50-100 104v5c5 63 46 85 154 112 63-45 77-76 72-130zM9288 3179zM9510 3327c-32-198 27-356 208-383 176-31 284 95 316 293 36 212-27 361-208 388-176 32-280-95-316-298zM9510 3327zM9926 3269l-9-32c-28-176-82-234-190-216-104 18-136 90-109 270l9 32c32 189 86 248 190 230s140-90 109-284zM9926 3269zM10156 3521l5-72c63 9 103 14 171-4 104-23 140-68 122-149l-4-9c-23-86-77-104-190-77l-54 14-18-68 45-18c117-27 149-68 131-140v-9c-18-72-63-85-158-63-59 14-91 32-145 63l-27-67c32-23 86-54 172-77 153-36 239 18 262 113 22 90-18 139-109 189 109-13 181 27 208 126 27 113-45 208-194 244-99 22-172 13-217 4zM10156 3521zM11141 2791l-212 72 144 437-95 32-171-505 307-108zM11141 2791zM11232 2962c-68-167-19-293 113-347 131-54 253 0 320 162 73 167 27 293-108 352-131 59-253-4-325-167zM11232 2962zM11570 2831l-4-18c-59-139-118-162-194-130-77 31-100 85-46 225l9 18c59 140 122 167 195 135 72-31 99-94 40-230zM11570 2831zM11896 2962l45 122-72 36-91-176 55-27c-9-90-14-167-113-365l-41-77 307-153 208 410 68-31 77 185-77 36-59-113zM11896 2962zM12104 2777l-172-338-131 63 18 36c77 154 95 257 104 330zM12104 2777zM12488 2629l-430-343 91-54 253 212 99 117-49-149-73-320 82-50 153 722-86 49zM12488 2629zM2632 1803c-357-387-642-581-669-473-45 189 321 442 624 721 461 429 999 767 962 1119 240-95 254-212 308-316-524-356-827-622-1225-1051z">
            <text:p/>
          </draw:path>
          <draw:path draw:style-name="gr4" draw:text-style-name="P4" draw:layer="layout" svg:width="7.865cm" svg:height="10.333cm" svg:x="6.819cm" svg:y="8.633cm" svg:viewBox="0 0 7866 10334" svg:d="M7475 3216c-10-32 36-14 31-41-108-95-149-257-289-316 113-148 108-252-59-324 149 4 158-208 23-131-32-36 27-36 18-77-244 59-32 312-158 433-158-54-82-383-276-365-9-320-158 63-248 108-91 41-145 18-190 117-68 154-172 221-226 316 153-90 397-95 574-9 108 54 411 176 348 266-46 63-168-99-213-126-171-99-438-5-632-59 0 59 72 117 72 208-54 9-59-27-113-23 45 54 81 176 23 239-37-72-37-167-59-266-91 9-27 108-32 176-81 36-140 45-208 81 172 180-171 356-176 117 45-36 72 23 108 32 23-54-13-126-72-131-31-36 27-54 32-90-91-81-113 72-91 131-27 31-58-36-85-18-9 0-77 315-181 184-50-63 63-139 0-234-50 0-18 86-50 108-63 5-27-85-77-90-54 27 9 68 9 108-72 72-117 41-208 59-207 40-262 311-587 189-63-27-127-121-136-149-171-477 642-590 733-910 45-18 36 18 90 13-54-81-131-140-14-198-58-23-49-117-58-158-77 90-77 225-168 316-49 49-131 58-176 117-104 131-167 234-289 315-54 41-163 37-199 91-54 85 72 171-18 225-45 0-23-59-41-86-135 9-235 14-388 9 95-117 257-108-14-139-167-18-425-271-492-357 158 68 415 190 628 158 199-27-131-49-186-58-189-27-347-113-402-257 149 54 267 194 484 148-118-117-185-85-217-275-9-58-68-239-140-266-27-13-167-54-208-40-122 36 14 239 9 324-5 95-63 226-68 298-9 225 317 361 466 455-199 50-556-428-407 27 68 208 425 492 718 465 104-9 272-144 357-126 32 4 68 90 127 108 108 31 294 36 389 49 244 32 718 23 998 9 217-9 452-45 484-225 13-54-63-230-9-298 68-81 370 163 171 239-45 5-4-81-31-90-167 41-23 185-50 284-13 18-63 5-81 23 31 275 501 99 628-50 36-45 68-225 95-239 50-18 158 122 149 158-212 5-267 347-475 329 9 77-22 122 50 167 63-36 68-122 109-180 40 49 72 157 0 198 149 86 207-158 298-225 63 369-371 306-547 473-9 185 109 81 208 68 217-27 493 81 497 315-524-464-854 402-1387 442-271 23-570-72-773-185 298-4 592 145 863 104 321-45 601-595 398-893-45 86-5 320-158 190-32 63 54 76 95 99-10 90-32 171-77 225-32-18-46-54-41-108-167 27-18-239-108-225-37 0-59 85-41 135-109-63-185 162-217-77-199 68-113 410-398 415-27-81 145-99 140-158-4-36-90-54-99-72-36-81 163-298 32-365-159-77-159 189-357 189 9-85 131-67 108-189-122 90-298 22-375 122-59 63 14 175-108 166 0-58 49-67 45-130-64-9-64 49-127 40-9-36-9-90-18-126-194 59-271 117-456 185 40-68 140-86 167-167-136 32-131 5-276-41-77-22-99-139-149-108-99 68 145 190 185 199-122 18-253-41-329-109-9 82 67 271-118 226 5 54 50 67 59 122 167-100 303 112 461 157 208 59 845-81 524 194-122 113-479 397-673 253-95 49-145 149-262 180 153 135-235 140-132 275 77 95 244-248 312-266 82-22 158 50 240 59 307 40 483-311 655-397 36 45-32 95 0 131 72-18 104-77 127-149 185-5 248 104 406 108 18 14 18 50 32 68 154-77 434 54 682-18 208-63 362-271 565-311 334-63 520 58 741 221 82 63 208 1104-524 1086-104-4-411-76-461-324 0 0 244 229 375 234 814 54 570-794 538-861-36-81-158-203-235-194-41 4-131 203-167 72-14-50 95-117-18-135-91-14-276 67-330 95-190 99-217 441-235 640-41-9-32-68-50-99-104 4-104-109-90-167-140 112-5 320-18 464-140 5-37-158-131-149-50 5-37 118-59 140-32 27-217 104-249 108-384 77-682-148-754-414-23-95 13-176-37-181-72 0 19 190 19 230-5 68-64 59-50 158 22 135 217 370 398 397 36 4 81-18 117-14 45 14 32 41 59 50 77 27 221 0 257-9 18 0 186-140 240-90 40 45-54 67-50 112 9 99 167 36 127 136 85-185 257 180 230-86 14-18 59-9 90-14 28 41-27 59 0 91 281-9 714-244 760 130-95-22-172 54-308 27-18 118 68 81 181 109 86 22 131 126 176 108 41-14-54-158-36-194 86 95 452-68 542 36 50 59-18 194-67 207-113 32-317-63-407 14 77 77 122 288 235 302 18 4 59-36 63-36 163-14 86 266 0 356-99-131-388-307-465-41-131 5-235 28-348 10-104 383-158-221-276-289-27 22 14 117-40 149-41-9-10-90-32-117-90 67-276 54-384 40 104-113 221-95 316-149 154-90 222-342 393-405 50-19 118 4 113-41-13-90-176-95-239-27-68 68-68 198-167 266-86 54-231 113-317 158-31 13-95 72-113 67-59-4-158-216-217-36-18 63 118 226-27 235 23 45 73 58 136 58-5 32 13 36 13 59 168 18 222-113 344-95 181 23 49 293-68 334-258 90-398 370-556 90 23 108 91 216 199 198 86-18 163-157 249-171 58-9 194 36 257-9 68-49 18-212 100-216 45-5 99 198-23 167 68 9 257 157 190 266-27 49-574 103-615 112-989 167-1726 555-2630 848-90 31-384 198-456 149-14-14-77-172-77-167 0-68 185-149 18-171-95-14-244 144-334 189-281 140-497 266-782 356-91 27-262 185-307 167-82-32-41-370-109-406-50 126 36 293 36 428 5 77-49 212 50 244 117 36 226-86 380-18-145 58-529 176-737 207-104 18-267 41-235-108-99 63 14 505-230 397-23-14-32-36-37-50-58-212 82-595-13-762-59-108-371-158-452-180-63-14-136-5-149-27-36-68 144-217 99-167 222-234 497-550 759-784 32-23 136-55 172-77 127-99 362-514 515-496 149 18 294 316 357 464 95-13 14-103 36-157 28-59 172-64 150-167-46-27-46 31-91 31 14-94-72-162 0-221 118-90 506 41 565-76 77-149-190-59-194-59-68 0-249-59-290-108-36-50-117-203-81-248 68-77 579-194 714-230 466-117 741-406 904-798-158-36-72 198-217 216 23-212-36-112-131-18-258 244-687 221-1207 298-320 49-506 144-813 131-298-14-646-55-691-357-27-175 81-243 117-414 59 4 81 4 140 0 18 18 5 72 18 94 235 54 199-139 41-117-9-54 99-72 108-140-149 68-474 136-474-76 0-275 502-140 682-158-131-14-379-86-537-113-118-18-204-4-150-158 14-22 73-45 100-99 40-77-18-149 72-162 109-18 294 108 443 45 41-23 131-81 99-122-22-36-63 18-108 18-118-4-267-76-475-18-397 108-727-315-235-636 326-207 430-302 620-649 67-122 49-180 221-158 104 9 221-31 235 109 54 13 63-41 99-14-22 86-58 95-58 171 0 154 311 212 339 118 9-50-95-54-122-109-19-45 18-45 0-58-28-27-208-63-100-158 167-149 420 298 547 275-136-198-344-329-615-397 443-239 543 397 872 429-76-73 132-208-49-158-32-32 31-18 18-63-244-9-91-302-366-293 248-118 0-154-185-158 144-140 460 27 592 58-217-230-769-216-1189-148-587 94-172-483-99-803 49-216-14-442 49-672 91-320 497-545 732-739 258-212 877 58 1121 167 145 63 176 270 208 487 4 27 63 94 68 126 13 58-50 113-36 225 9 113 239 320 293 280 14-9 9-316-126-248 4-99-59-81-59-131-4-104 131-99 149-167 32-148-117-527-230-613-23-18-86-18-100-49-4-14 14-55 0-68-63-81-452-226-673-226-81 0-203 5-276-13-90-18-122-122-180-135-113-36-131-86-9-248 108-145 347-248 537-275 407-63 1094-167 1559-81 579 112 1207 220 1790 482 673 302 1098 906 1288 1650 76 298 194 541 248 821 5 22 326 1497 27 1650 122-640-22-1389-67-1420zM7475 3216zM4347 1466c131-58 231-203 208-387-13 0-13-10-31-10-5 185-100 285-177 397zM4347 1466zM4515 1624c117-63 176-185 208-338-14 0-14-9-32-9-41 135-118 230-176 347zM4515 1624zM5455 2079c-28 41-366 212-335 257 50 77 457-252 484-297 95-158 67-532-18-595-14 266 4 433-131 635zM5455 2079zM4614 1890c113-72 221-252 176-415-67 131-86 311-176 415zM4614 1890zM4804 1958c45 18 54-77 18-86-18 18-45 54-18 86zM4804 1958zM6824 1881c22 158 144-41 0 0zM6824 1881zM6227 1980c18 108-126 63-167 90 0 77 72 82 127 59 45 50-50 90 0 126 95-81 244-162 221-333-90-9-86 99-181 58zM6227 1980zM6535 2048c-18-9-28-27-59-27-50 153-122 248-109 383 18 194 253-144 258-149 90-117 72-162-59-257-4 23-13 45-31 50zM6535 2048zM4456 2503c140-4 447-383 325-473-45 221-203 324-325 473zM4456 2503zM7023 2246c45 14 45-58 76-31 9 58-131 54-108 121 9 37 244-103 217-171-27-72-181 77-199-9-4-40 145-63 122-117-212-14-257 122-108 207zM7023 2246zM4605 2742c221 0 402-302 325-505-58 221-167 388-325 505zM4605 2742zM5220 2472c117-77 320-190 474-86-81-198-425-45-474 86zM5220 2472zM5771 2661c-41 144-262 108-366 189 167 27 628 199 696-49 27-117-27-356-140-356-50 76-68 275-190 216zM5771 2661zM5197 2693c136-50 267-230 438-122-104-194-375-9-438 122zM5197 2693zM4456 3473c99-136 294-316 474-149-95-244-497-27-474 149zM4456 3473zM4497 3513c-95 217 348-99 117-72-9 0-117 63-117 72zM4497 3513zM4713 3549c5 41 100 18 100-9-36 5-81-9-100 9zM4713 3549zM1794 4153c-67-49-185-49-257-99-59 181 140 185 257 99zM1794 4153zM6435 4095c72 198 167-54 0 0zM6435 4095zM4533 4392c40-49 63-157 40-239-126 5-72 154-40 239zM4533 4392zM4216 4284c41 18 73 45 109 68 4-59-91-153-109-68zM4216 4284zM1392 5254c-13-82-41-239-122-289 18 81 36 243 122 289zM1392 5254zM6069 5650c-194 86-578 90-474-225-9 0-18 0-32 0-167 320 393 545 506 225zM6069 5650zM1062 5569c104 5 208 113 298 122 28-135-257-289-298-122zM1062 5569zM5346 5668c0-31-4-58-41-58 9 27 0 67 41 58zM5346 5668zM5943 6034c-249-23-475-145-597-325 18 243 353 487 597 325zM5943 6034zM5793 5948c59-9 145 40 208 0 14 27 0 31 9 68 82-55 136-212 41-266-4 189-181 108-258 198zM5793 5948zM3647 6097c72 0 158-104 122-208-14 0-23 0-32 0 0 77-58 136-90 208zM3647 6097zM3498 7657c13-5-222 58-217 108 5 22 41 54 90 40 122-36 299-153 466-148 0 185 158 72 244 40 27 45-63 63-14 68 41 49 95-95 199-50 14-13 14-45 32-58 212 36 411-181 664-158 5 0 32 36 36 40 86 14 307-139 321-180 18-72-54-90-81-167 58-18 95-54 108-117-538 185-1292 460-1848 582zM3498 7657zM5604 7251c31 9 31-18 58-9 32 9 5 86 50 77 23-37 14-77 23-145-59 9-104 32-131 77zM5604 7251zM2481 7409c145 40 326 31 425-50 18 9 18 36 27 50 59-32 149 31 172-41-167-77-506-27-624 41zM2481 7409zM5337 7440c41 5 158 0 176-49-40-59-180-27-176 49zM5337 7440zM5671 7458c-221-203-76 271 0 0zM5671 7458zM5694 7458c109-9 9-108 0 0zM5694 7458zM2608 7616c99 14 235 50 289-68 72 19 117-36 199 0-64-67-565-99-488 68zM2608 7616zM2788 8053c23-81 41-139-90-108-32 14 27 23 9 59-95 81-126 45-248 9-41 86-82 171 58 176-9 99-162 112-117 239 113-54 149-149 289-158 59 90 5 203 68 266 117-95 0-379 31-483zM2788 8053zM2002 8090c41 72 32 189 149 180-22-63-99-108-58-180-32-19-73-5-91 0zM2002 8090zM1293 8725c27 0 230-72 208-131-28-63-141 59-190 59-131 5-204-162-357-176 45 86 208 244 339 248zM1293 8725zM1586 8477c-176 5-4 176 0 0zM1586 8477zM1636 8725c23-31 5-72 0-90-9 0-18 0-27 0-9 41-14 77 27 90zM1636 8725zM1103 8969c4-18 27-14 18-45-95 9-99-63-185-63 22 67 104 81 167 108zM1103 8969zM479 9266c73 221 299 36 357-67-117 4-221 58-357 67zM479 9266zM895 9861c5-36 18-72-18-81-23 14-41 95 18 81zM895 9861zM6643 2571c63 0 122-81 140-158-9 0-18 0-32 0-18 68-76 99-108 158zM6643 2571zM5929 6264c0-41 0 40 0 0zM5929 6264zM3561 7675c41 9 0-27 0 0zM3561 7675zM7723 8446c118 0 0-217 90-226 50-4 59 122 50 167-18 99-135 244-167 316-131-217-122 252-181 338-131 189-660 0-922-23-406-31-1039 32-1473 90-804 113-1487 361-2173 546-222 54-425 176-624 266-181 81-411 262-587 298-118 22-308-9-317-41-9-36 253-126 298-149 86-45 403-153 226-266-113-76-307 36-456-31-86-41-9-86 72-109 55-13 217-103 285-99 117 9 90 36 199-27 253-158 587-248 813-406 91 172 82 266 289 158 177-94 412-153 574-207 506-176 981-469 1568-573 380-67 751-243 1198-266 126-9 276-67 339 18 31-149 162-58 99 68 59-68 50-235 50-325 108-45 27 77 95 99 90 28 221-130 230 50 41-45-9-122 18-189 55 94 95 130 190 49 9 27 18 81 59 99-45-270 248-175 226 10-5 67-109 257-68 365zM7723 8446zM6684 8594c72-13 171-99 140-157-50 49-104 94-140 157zM6684 8594zM6883 8703c63 212 311 76 284-127-9 0-13-13-27-9-27 127-122 136-257 136zM6883 8703zM7339 8883c-36 32-118-36-140 18 45 0 108 185 190 149 81-36 90-343 18-406-73 27-113 153-68 239zM7339 8883zM7339 8802c0-36 0 40 0 0zM7339 8802zM6783 5375c-203 122-221 731 131 740 357 13 339-68 425-203-190 63-371 135-556-81-190-212 0-456 0-456zM6783 5375zM6815 5668c18 95 248 194 303 63 58-135 27-139-14-193-5 81-5 162-113 198-108 41-176-68-176-68z">
            <text:p/>
          </draw:path>
          <draw:g>
            <draw:path draw:style-name="gr2" draw:text-style-name="P2" draw:layer="layout" svg:width="15.074cm" svg:height="10.195cm" svg:x="3.122cm" svg:y="6.5cm" svg:viewBox="0 0 15075 10196" svg:d="M587 9888l267-68c9-5 14-5 9-14l-13-54c0-4-5-9-14-9l-587 158c-9 0-14 0-9 14l36 148c27 95 108 154 212 127 86-23 122-86 118-149 31 27 63 36 99 36l113 4c9 0 32 5 41 9 13 5 22 18 27 27l4 19c9 13 14 9 18 9l41-28c14-4 9-9 0-27l-5-13c-9-18-22-50-58-63-23-14-55-9-91-9l-95-5c-22 0-45 0-63-9-22-9-27-27-31-45zM587 9888zM529 9901l22 77c18 76-18 121-81 135-63 18-113-9-131-77l-23-76zM529 9901zM533 9549l-13-67c-5-32-41-194-231-154-162 32-140 154-126 217l27 140c0 9 9 9 13 9l597-122c4 0 9-5 9-14l-9-49c-5-9-5-14-14-9zM533 9549zM470 9563l-230 45-14-68c-14-63-18-117 81-139 122-23 145 58 154 103zM470 9563zM366 8774c-280 36-312 167-303 248 27 203 280 176 353 167 280-36 312-163 303-248-14-81-73-203-353-167zM366 8774zM655 8945c18 131-162 149-248 158-86 14-262 41-280-90-14-113 126-140 248-158 86-9 267-36 280 90zM655 8945zM81 8332c-4 0-4 0-9 0-9 0-13 9-18 14-31 36-45 94-40 144 13 189 239 180 334 176 280-23 325-145 321-235-5-54-32-103-68-135 0-5-9-9-18-9-5 0-5 0-9 4l-27 23c0 5-5 5-5 9 0 0 0 5 14 18 18 18 45 50 50 90 9 117-163 145-285 154-72 4-240 18-249-104 0-36 9-68 36-104 5-9 9-13 9-13 0-5 0-5-4-9zM81 8332zM63 8053v-163l556-4c9 0 9-5 9-14v-49c0-14-4-14-9-14l-610 9c-4 0-9 0-9 9v284c0 14 5 14 14 14h126c77 0 249 0 334 18 82 18 95 58 95 94l5 9c0 9 4 14 18 9l45-13c9 0 9-9 9-14 0-18-4-36-9-54-22-49-59-81-149-99-32-9-113-22-289-22zM63 8053zM452 7548l13-190 181-36c14-4 14-9 14-13l4-64c0-4 0-4 0-9-4-4-9 0-13 0l-619 145c-14 0-14 9-14 13l-4 54c0 5 0 9 9 14l596 234c14 5 14 0 14-9l4-63c0-18-4-13-13-18zM452 7548zM402 7372l-13 153-199-72c-9 0-50-14-86-23v-4c45-5 63-9 90-14zM402 7372zM59 6997c0 14 4 14 9 14l601 108c4 0 9 0 13-9l23-126c14-77 18-122-9-162-18-32-59-72-127-86-95-18-149 32-171 86-23-72-68-104-131-118-145-27-172 86-181 154zM59 6997zM343 6984l-207-36 13-77c5-45 23-99 109-85 113 22 104 103 99 144zM343 6984zM628 7038l-221-41 13-76c5-32 27-122 136-104 104 18 95 108 86 140zM628 7038zM289 6190c-4 0-4 0-9-4-4 0-13 4-18 9-45 27-77 77-86 122-45 185 172 248 267 270 271 68 352-31 375-122 13-54 0-108-18-148-5-5-9-14-18-14-5 0-9 0-9 0l-36 14c0 4-5 4-5 9 0 0 0 4 9 18 9 27 27 63 18 103-27 113-203 86-316 55-72-14-235-55-208-172 9-31 32-63 68-85 9-5 13-9 13-14s0-5-4-9zM289 6190zM881 6145c0-9-4-13-9-13l-276-81 19-59c9-32 27-54 99-54l95 4c41 5 77 5 99-4 18-5 41-23 59-63l9-14c5-18 9-22 0-31l-41-23c-4-4-9-9-18 9l-9 14c-4 9-9 22-22 31-9 0-23 5-50 5l-131-5c-23 0-63 0-99 45-10-49-46-72-86-94l-46-27c-18-9-40-23-54-36-13-23-9-36-9-46v-13c0-18-4-18-9-18h-45c-14 0-14 9-14 13v9c-4 28-4 55 14 82 14 27 45 49 81 67l59 36c68 41 68 63 59 95l-18 59-253-73c-5 0-9 0-14 10l-13 49c-5 9 4 14 9 14l583 171c4 0 13 4 13-9zM881 6145zM520 5203c-5 5-5 9 0 14l352 351c14 14 36 32 54 45-22-9-54-27-72-31l-407-145c-4 0-13 0-13 9l-18 50c-5 9 0 14 4 14l579 203c9 0 13-5 13-10l18-54c5-9 0-13-4-18l-362-365c-18-13-40-31-58-45 22 9 54 27 76 32l425 148c9 5 9 0 14-4l18-50c0-9 0-13-9-18l-574-198c-9-5-14 0-14 4zM520 5203zM759 4617c0 4-4 9 5 18l316 379c14 18 36 36 54 49l-4 5c-18-18-50-36-68-45l-393-176c-5 0-9 0-14 9l-22 45c-5 9 0 13 4 18l556 248c9 4 14 0 18-5l23-54c4-9 0-9-5-13l-330-397c-13-18-36-41-54-54h5c18 13 49 32 67 41l412 184c9 5 13 0 13-4l23-50c4-4 4-9-5-13l-556-253c-9 0-13 5-13 9zM759 4617zM547 4721c-5 0-9 0-14 4 0 5 0 5 0 9l-9 32c0 4 0 9 9 13 0 0 5 5 14 5 18 4 40 4 63-9 18-5 45-23 63-63 18-36 14-68 9-86-9-27-27-45-40-54-5-9-9-9-14-9-4-5-9 0-13 4l-19 27c-4 5-9 9 0 18l10 9c31 18 36 50 22 73-9 22-32 40-68 31zM547 4721zM1202 3932c9-9 5-14 0-18l-32-37c0-4-9-4-13 5l-145 243c-4 9 0 9 5 14l519 316c5 0 14 4 18-5l28-45c4-9 0-14-5-18l-474-284zM1202 3932zM1695 3629c-240-153-348-72-394-4-108 171 104 316 168 352 235 153 343 76 388 4 45-67 73-198-162-352zM1695 3629zM1803 3950c-68 108-217 4-289-41s-231-140-158-248c63-99 185-32 293 36 73 50 226 140 154 253zM1803 3950zM1780 3102c0-5-4-5-4-9-5-5-18-5-23 0-49 4-99 41-126 77-118 153 54 297 131 356 221 171 339 113 393 36 32-41 45-95 41-140 0-4 0-18-5-22-4 0-9 0-9 0h-41-4c-5 4-5 4-5 22 0 27 0 68-22 99-73 95-217 0-312-72-59-45-194-149-117-243 18-27 54-45 94-54 9 0 14 0 18-5 0 0 0-4 0-9zM1780 3102zM2061 2692c0-5-5-5-5-5-4-4-13 0-13 0l-41 32c-5 4-9 4 0 18l172 252c18 27 36 59 67 95h-4l-104-41-307-99c-14-4-14 0-18 5l-9 22-5 18c-9 14 0 14 9 18l420 145c9 0 14 4 23-5l18-22 18 27c27 36 59 85 23 126-18 18-41 27-64 31-9 0-18 0-18 5-4 0-4 4-4 13l18 41c4 9 9 9 36 4 9-4 45-18 77-54 50-58 45-117-5-189zM2061 2692zM2205 2511c-9 9-18 14 0 27l41 45c140 136 235 230 298 397l-22 23c-14 13-10 18 0 22l149 145c0 4 4 9 13 0l36-36c5-5 9-9 0-18l-113-109 249-252 113 108c4 9 9 5 13 0l37-36c4-5 9-9 0-18l-145-140c-9-9-9-18-27 0l-32 32-393-388c-13-14-18-5-27 4zM2205 2511zM2287 2520l117-117 357 352-158 167c-50-113-122-208-240-325zM2287 2520zM2924 2435l140-127 158 100c9 4 14 0 18-5l45-36c0-4 5-9 5-9 0-4-5-9-5-9l-547-329c-9-9-13-5-18 0l-40 36c-5 4-9 4-5 18l267 582c4 13 9 9 13 4l46-40c13-9 9-14 4-18zM2924 2435zM3010 2272l-118 100-90-190c-5-4-23-45-45-76 40 27 54 36 76 49zM3010 2272zM3281 2029l54-41c27-22 158-126 41-279-100-131-199-59-253-18l-113 85c-9 5-5 14 0 14l366 487c4 4 9 9 18 0l40-32c5 0 9-4 5-13zM3281 2029zM3245 1975l-145-185 59-45c45-36 99-63 158 13 77 104 9 158-27 181zM3245 1975zM3701 1366v-4c-5-9-18-9-23-9-49-9-104 4-144 31-158 108-41 298 13 379 158 234 290 212 371 158 41-27 72-72 81-118 0-9 5-18 0-22-4-5-4-5-9-9l-36-9c0 0-5 0-9 0 0 0 0 4-9 18-5 27-18 68-54 90-95 63-208-72-276-171-41-59-136-199-32-266 23-18 64-23 104-18 9 0 14 0 18 0 5-5 5-5 5-9zM3701 1366zM3981 1208l113-67c9-5 9-9 9-14l-9-45c0-4 0-13-13-9l-321 185c-9 4-5 9-5 13l27 37c5 4 5 9 14 4l122-68 276 478c4 9 9 14 18 5l45-27c9-5 4-9 4-14zM3981 1208zM4207 1001c-9 4-4 13-4 18l266 546c0 4 5 9 14 4l113-54c72-32 113-59 131-99 18-36 22-95-5-158-45-86-113-99-171-86 45-58 45-117 18-176-64-130-172-85-231-54zM4207 1001zM4388 1226l-95-194 72-31c41-23 95-41 131 36 50 104-22 144-54 162zM4388 1226zM4514 1483l-99-203 68-31c31-18 117-50 162 50 46 94-31 135-58 148zM4514 1483zM5192 1190c-4-4-4-9-18-4l-203 85-91-216 168-68c9-4 9-13 4-18l-13-36c-5-4-5-13-14-9l-167 72-82-189 190-77c9-4 9-9 9-13l-4-50c0-4-5-9-14-4l-266 112c-9 5-9 10-5 14l240 559c0 5 4 9 13 9l262-113c9-4 9-9 5-13zM5192 1190zM5545 812l90 270c0 9 9 9 14 9l49-18c5-4 9-4 9-13l-194-578c0-9-4-13-14-9l-49 18c-14 5-9 9-9 14l81 248-226 72-81-243c0-9-5-14-14-9l-49 18c-10 0-10 9-10 13l195 577c0 5 4 9 13 5l50-14c14-4 9-9 9-13l-90-271zM5545 812zM6110 658l67 275c5 14 9 9 14 9l54-13c5 0 9 0 9-14l-149-590c0-5-5-9-14-5l-49 9c-9 5-9 9-9 14l63 252-231 59-63-253c0-4-4-9-13-9l-50 14c-14 4-14 9-9 13l145 591c0 4 4 9 13 9l54-14c9-4 9-9 5-13l-68-275zM6110 658zM6448 523l-36-252c0-5-4-14-13-9l-55 9c-9 0-9 4-9 9l91 604c0 4 4 9 13 9l154-23c50-9 113-22 149-81 9-18 32-59 23-126-9-77-50-117-91-135-45-28-99-23-135-19zM6448 523zM6864 203c0-9-4-9-9-9l-54 9c-5 0-9 0-9 9l90 604c0 9 5 9 9 9l55-9c4 0 13 0 9-13zM6864 203zM6494 821l-37-235 86-13c23-5 122-14 140 99 9 72-27 122-99 135zM6494 821zM7411 158c-5 0-9 0-14 9l-185 455c-4 18-13 50-18 72h-4c4-27 9-63 4-85l-27-424c0-5-5-14-14-14l-54 5c-9 0-9 9-9 13l41 609c0 5 9 9 13 9l59-4c9 0 9-5 14-9l194-478c4-23 14-50 18-73 0 28-4 59 0 82l27 450c5 10 9 10 14 10l54-5c4 0 9 0 9-14l-41-604c0-9-4-13-13-9zM7411 158zM7221 14c-4-5-4-5-13-5h-5l-32 9c-4 0-9 5-9 14 0 0 0 4 5 13 4 18 13 36 36 54 14 14 41 27 86 23 41 0 68-18 81-36 18-18 27-41 27-59 5-9 5-13 5-13 0-9-9-14-14-14h-31c-5 0-14 0-14 5l-4 18c-5 36-32 49-55 54-22 0-49-9-63-50zM7221 14zM8306 198c0-4 0-4 0-9 0-4-9-9-9-9l-46-13c-9 0-9-5-18 13l-99 289c-9 31-23 63-32 108h-4l-32-108-104-307c-4-13-9-9-13-9l-23 5-18 4c-18 5-14 14-9 18l140 424c0 9 5 14 14 18h27l-9 32c-14 40-32 94-86 90-23 0-45-14-63-32-5-4-14-9-18-9 0 0-5 0-10 5l-22 40c-5 9 0 14 18 27 9 10 41 28 86 32 81 5 122-36 149-117zM8306 198zM8730 573l-40 284c0 9 4 9 9 13l54 5c5 0 9 0 14-9l85-600c0-9 0-14-9-14l-54-9c-9 0-9 5-9 9l-40 257-235-31 40-257c0-5 0-14-9-14l-54-9c-9 0-14 5-14 9l-85 605c0 4 0 9 9 13l54 5c9 4 9 0 9-9l40-280zM8730 573zM9372 352c-4 0-9-5-13 4l-299 397c-9 18-27 45-36 63 9-27 18-59 23-81l81-419c0-5 0-9-9-14l-54-9c-9 0-9 5-9 9l-118 595c0 9 5 14 9 14l55 13c9 0 13-4 18-9l311-410c10-18 28-45 37-63-9 22-18 54-23 76l-86 442c0 9 5 14 9 14l54 9c5 0 9 4 9-9l118-595c0-9-5-14-9-14zM9372 352zM9698 442c-10-5-14 0-14 4l-181 582c-4 4-4 9 5 14l122 36c77 27 122 36 167 18 36-18 77-54 99-118 27-94-13-153-63-180 72-13 113-54 131-117 45-140-68-181-131-199zM9698 442zM9675 726l63-208 77 23c41 14 95 36 68 122-32 108-113 90-154 76zM9675 726zM9589 1001l68-216 77 22c27 9 117 41 81 144-32 104-117 81-145 72zM9589 1001zM10285 1253c0-4 4-9-5-13l-207-77 81-221 172 68c9 4 13 0 13-9l14-36c4-9 4-14-5-18l-167-63 72-190 190 72c9 5 14 0 18-4l32-36c0-5 0-9-9-14l-267-103c-13-5-13 4-18 9l-217 568c0 4-4 9 5 13l266 104c14 0 14-4 18-9zM10285 1253zM10574 1150l59 31c36 14 185 77 267-94 67-149-41-203-100-230l-131-63c-9-5-9 0-13 4l-258 555c-5 4-5 9 4 13l50 23c5 0 9 4 14-5zM10574 1150zM10601 1091l100-212 63 32c59 27 108 54 63 149-54 112-131 76-171 58zM10601 1091zM11356 1208l4-4c5-9 0-18 0-23-18-49-63-90-103-112-172-86-285 108-330 193-127 248-50 352 36 393 45 27 99 27 144 18 5-5 18-5 18-9 5-5 5-9 5-14l-9-36c0 0 0-4-5-9 0 0-4 0-22 5-23 4-68 9-100-5-108-59-36-216 18-325 32-63 109-211 217-153 32 14 55 41 68 81 5 9 5 14 14 18 4 0 4 0 9 0zM11356 1208zM11812 1425c-4-5-4-9-13-5l-425 257c-18 9-45 27-59 41h-4c18-18 40-45 54-63l235-356c4-5 4-14-5-19l-45-27c-4-4-9-4-13 0l-339 510c-5 9 0 13 4 18l50 31c5 5 9 0 14 0l451-266c19-9 41-27 59-45v5c-18 18-40 40-54 63l-244 374c-9 9-5 14 0 14l45 31c5 5 9 5 18-4l335-510c4-4 0-13-5-13zM11812 1425zM12142 1736l104 76c9 10 14 5 18 5l36-27c0 0 14-5 0-14l-289-216c-9-9-13-5-18 0l-23 36c-4 5-9 9 0 14l113 81-334 446c-4 5-4 9 0 14l45 31c9 9 9 5 14 0zM12142 1736zM12260 2498c4-5 9-9 0-18l-167-144 153-176 136 121c9 5 13 0 18-4l27-32c4-4 4-9-5-13l-135-122 135-153 154 135c9 9 14 5 18 5l41-28c4-4 4-9 0-13l-222-189c-4-5-9-5-13 0l-402 459c0 5-5 10 4 19l217 184c5 9 9 5 14 0zM12260 2498zM12834 2331l94 90c10 9 14 9 19 5l40-18c0-5 14-9 0-18l-262-253c-4-4-9-4-13 0l-32 32c0 4-5 9 4 13l95 99-384 402c-4 4-9 9 0 18l36 36c9 4 14 4 18 0zM12834 2331zM13448 2899c-4 0-4-4-13-4l-479 126c-23 4-50 18-68 27h-5c23-14 55-32 68-45l325-280c5-4 9-9 5-18l-36-40c-9-9-14-5-18 0l-461 396c-5 5-5 9 0 14l36 45c9 9 14 5 18 5l502-131c18-5 45-18 67-27-22 13-49 31-67 49l-344 293c-4 5-4 9 0 14l36 40c5 5 9 9 14 0l465-396c5-5 5-9 0-14zM13448 2899zM13457 3544c14-14 32-32 41-41l194-275c5-4 5-4 0-13l-31-50c-9-9-14-4-19 0l-515 325c-4 0-9 4-4 13l31 45c5 9 14 5 19 0l393-261c13-9 27-23 36-27h4c-18 13-27 22-40 40l-199 271c-5 13-5 13 0 18l18 22c0 5 0 9 13 5l326-95c22-4 36-13 54-22v4c-14 5-27 14-41 27l-375 284c-4 5-9 9-4 18l31 41c5 9 14 4 14 4l474-383c5-4 9-4 5-13l-36-50c0-4 0-4-14-4l-321 94c-13 5-36 14-54 23zM13457 3544zM13584 4085c31-18 40-59 18-90-18-27-59-41-86-18-32 18-41 58-23 85 18 32 59 41 91 23zM13584 4085zM14275 4247l100 203-498 248c-9 5-4 9-4 14l23 49c4 5 9 9 18 5l542-271c9-4 13-9 9-18l-163-315c-4-9-9-9-13-9l-547 275c-5 0-9 4-5 13l23 50c4 9 14 4 18 4zM14275 4247zM14072 5014c31-18 45-54 31-86-13-32-54-50-85-36-32 13-46 54-32 86 13 31 50 49 86 36zM14072 5014zM14713 5235c5 9 9 9 14 4h50c4 0 9-4 4-13l-99-262c-5-9-9-9-14-9l-569 221c-9 0-14 4-9 13l18 50c4 9 9 9 18 5l520-199zM14713 5235zM14316 5645c31-14 49-50 36-86-9-31-45-49-81-36-32 9-50 45-41 81 13 32 50 50 86 41zM14316 5645zM15007 5929c-4-9-4-18-22-14l-59 18c-185 46-321 82-493 46l-9-28c-4-22-9-18-22-13l-199 50c-5 0-9 4-5 13l14 50c0 9 0 13 13 9l150-36 90 338-154 40c-9 0-9 9-9 14l14 49c0 5 4 14 13 9l199-49c14-5 18 0 14-23l-14-45 533-135c18-9 14-18 14-23zM15007 5929zM14957 5997l41 162-488 126-59-225c122 18 240 4 403-36z">
              <text:p/>
            </draw:path>
            <draw:path draw:style-name="gr2" draw:text-style-name="P2" draw:layer="layout" svg:width="0.912cm" svg:height="3.669cm" svg:x="17.474cm" svg:y="12.943cm" svg:viewBox="0 0 913 3670" svg:d="M244 397c5 0 14-5 9-14l-36-216 230-41 37 181c0 9 4 9 9 9l45-9c4 0 9 0 9-14l-32-176 204-36 31 203c5 9 9 9 14 9l45 9c9 0 9 0 9-9l-50-284c0-9-4-9-13-9l-606 99c-4 5-9 5-9 14l50 284c4 9 9 9 13 9zM244 397zM488 735c18-5 45-14 59-18l303-135c9-5 9-5 9-14l-5-59c0-9-4-9-13-9l-615 18c-5 5-9 5-9 14l4 54c0 9 9 9 14 9l479-27c18-4 36-4 45-9v5c-18 4-31 9-54 13l-312 135c-9 5-9 9-9 18v27c5 5 0 9 14 14l334 81c18 5 36 5 54 5-13 4-31 4-45 4l-474 59c-9 0-14 4-14 13l5 54c4 9 9 9 13 9l610-94c5 0 9 0 9-9l-4-59c0-9 0-9-14-9l-325-81c-9-5-36-9-59-9zM488 735zM908 1465c0-4 0-9-9-13l-452-208c-18-9-49-18-67-27 22 5 58 9 85 9l430-9c4 0 9 0 9-9v-54c0-13-5-13-9-13l-615 13c-9 0-13 5-13 9v59c0 9 9 9 13 13l470 217c18 9 50 18 72 27-27-5-63-9-81-9l-456 9c-9 0-14 4-9 9v54c0 4 0 13 9 13l614-13c9 0 14-5 14-9zM908 1465zM908 1822c0-10 5-19-18-19l-59-4c-194-5-329-9-492-90v-32c4-22-5-18-14-18l-208-4c-4 0-9 0-9 9v54c0 4 0 9 9 9l159 9-14 352-154-5c-13 0-13 9-13 14v54c0 4 0 9 9 9l208 9c9 0 13 0 13-18l5-50 551 18c23 0 18-9 18-18zM908 1822zM845 1876l-9 166-506-13 9-239c108 54 230 77 398 86zM845 1876zM529 2687c280 32 339-85 348-171 22-203-231-235-303-239-289-32-348 86-357 171-9 81 27 212 312 239zM529 2687zM280 2453c14-127 199-104 285-95 81 9 262 23 248 153-9 118-153 109-275 95-91-9-271-23-258-153zM280 2453zM813 2913c0-9-4-9-9-9l-605-113c-5 0-9 0-14 9l-22 126c-14 77-18 122 9 167 18 32 58 72 126 81 95 18 149-27 176-81 23 68 68 104 132 117 144 27 171-90 180-153zM813 2913zM529 2926l208 41-14 76c-9 41-23 100-108 82-113-19-104-100-100-140zM529 2926zM240 2877l225 40-18 77c-4 31-27 122-135 99-104-18-95-104-86-135zM240 2877zM258 3400l-46 180-185 9c-9 0-13 4-13 9l-14 59c0 4 0 4 0 9 0 4 5 4 9 4l642-31c9 0 13-5 13-10l14-54c0-4 4-9-9-18l-547-329c-9-9-14-4-14 5l-13 58c-5 14 0 14 4 18zM258 3400zM280 3580l36-149 190 104c9 4 45 27 81 40v5c-49-5-67-5-90-5z">
              <text:p/>
            </draw:path>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31T06:49:03.806390699</meta:creation-date>
    <dc:date>2019-10-31T06:53:01.429348857</dc:date>
    <meta:editing-duration>PT3M57S</meta:editing-duration>
    <meta:editing-cycles>1</meta:editing-cycles>
    <meta:document-statistic meta:object-count="8"/>
    <meta:generator>LibreOffice/5.1.6.2$Linux_X86_64 LibreOffice_project/10m0$Build-2</meta:generator>
  </office:meta>
</office:document-meta>
</file>